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Test Cases/Test Records - JMeter <text:s text:c="2"/>Action Tracker</text:p>
      <text:p text:style-name="Standard"/>
      <text:p text:style-name="P1">Tracker Review/Update Date: <text:span text:style-name="T5">10/07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Load Test Cases/Test Records - JMeter 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1092249861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614727882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478487852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971960175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305335180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340601380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56:42</dc:date>
    <dc:creator>jaipal </dc:creator>
    <meta:editing-duration>PT2H2M22S</meta:editing-duration>
    <meta:editing-cycles>135</meta:editing-cycles>
    <meta:document-statistic meta:table-count="1" meta:image-count="1" meta:object-count="0" meta:page-count="1" meta:paragraph-count="37" meta:word-count="76" meta:character-count="531" meta:non-whitespace-character-count="472"/>
  </office:meta>
</office:document-meta>
</file>